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3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3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5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6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7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8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9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0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1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2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3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94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95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96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97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style:style style:name="T30" style:family="text">
      <style:text-properties officeooo:rsid="005bc5cb"/>
    </style:style>
    <style:style style:name="T31" style:family="text">
      <style:text-properties officeooo:rsid="005d5d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8216094592786858294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4549494847882349094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74924439407648" text:continue-list="list8216094592786858294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956970873145411710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174924940199111" text:continue-list="list174924439407648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7940050734098763261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633986333346190704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74924491704948" text:continue-list="list7940050734098763261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6324042820577393346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174925783148131" text:continue-list="list174924491704948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135842090220285862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6624788546157605674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74925089810067" text:continue-list="list135842090220285862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4061118294792770117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174925531707329" text:continue-list="list174925089810067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328463725844437052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342479690659527856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74925751506153" text:continue-list="list328463725844437052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658832334332566265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174926058312348" text:continue-list="list174925751506153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7282048609544646595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6877530936188041795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74925064141342" text:continue-list="list7282048609544646595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3669782929279353889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84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174925333596705" text:continue-list="list174925064141342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3404691829201162181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4335198102395102029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74925080073957" text:continue-list="list3404691829201162181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80797365196508001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85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174925429118813" text:continue-list="list174925080073957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4334257553575347074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1475392953880859938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74925549346839" text:continue-list="list4334257553575347074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8902197496902629285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86">The world on horseback: creuar muntanyes pel nord-&gt; txt quote genghis khan</text:p>
            </text:list-item>
          </text:list>
        </text:list-item>
      </text:list>
      <text:list xml:id="list174926122468130" text:continue-list="list174925549346839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7765969512357105394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7092897288761862191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74925401486574" text:continue-list="list7765969512357105394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246973890160080488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7">Ice and fire: 10 eps → img igloo</text:p>
            </text:list-item>
          </text:list>
        </text:list-item>
      </text:list>
      <text:list xml:id="list174924527734456" text:continue-list="list174925401486574" text:style-name="L22">
        <text:list-header>
          <text:p text:style-name="P36"/>
        </text:list-header>
        <text:list-item>
          <text:p text:style-name="P36">Story:</text:p>
        </text:list-item>
      </text:list>
      <text:list xml:id="list665920822702771355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6739076829244250259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660229171369886160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74924224400037" text:continue-list="list6739076829244250259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6111645979448524127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174924279238230" text:continue-list="list174924224400037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4354568948531904157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74925562961872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88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8367979780485784377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74925097012687" text:continue-list="list174925562961872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4162865619895359142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174925558653597" text:continue-list="list174925097012687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871628873824050005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5700389365809753484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74924497929643" text:continue-list="list5871628873824050005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587973446353573319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8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74925518130061" text:continue-list="list174924497929643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7436338794344976607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52">Reproduction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29">(global)</text:span></text:p>
            </text:list-item>
            <text:list-item>
              <text:p text:style-name="P52">Warfare <text:span text:style-name="T29">(global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5225946590452693154" text:style-name="L36">
        <text:list-item>
          <text:list>
            <text:list-item>
              <text:p text:style-name="P53">Resources </text:p>
            </text:list-item>
            <text:list-item>
              <text:p text:style-name="P53">Population</text:p>
            </text:list-item>
          </text:list>
        </text:list-item>
      </text:list>
      <text:list xml:id="list174925662904159" text:continue-list="list7436338794344976607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6679576099788452573" text:style-name="L37">
        <text:list-item>
          <text:list>
            <text:list-item>
              <text:p text:style-name="P54">?? : Success -&gt; Dibuix</text:p>
            </text:list-item>
            <text:list-item>
              <text:p text:style-name="P97"><text:span text:style-name="T18">Perfection 12</text:span> : Perfect →<text:span text:style-name="T22"> txt sky burials</text:span></text:p>
            </text:list-item>
            <text:list-item>
              <text:p text:style-name="P89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174924521599533" text:continue-list="list174925662904159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7353079718726486092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29">(àrea)</text:span></text:p>
            </text:list-item>
            <text:list-item>
              <text:p text:style-name="P55">Influence <text:span text:style-name="T29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1094078317333552625" text:style-name="L39">
        <text:list-item>
          <text:list>
            <text:list-item>
              <text:p text:style-name="P56">Resources</text:p>
            </text:list-item>
            <text:list-item>
              <text:p text:style-name="P56">Dispersal</text:p>
            </text:list-item>
            <text:list-item>
              <text:p text:style-name="P56">Resources</text:p>
            </text:list-item>
          </text:list>
        </text:list-item>
      </text:list>
      <text:list xml:id="list174924977833258" text:continue-list="list7353079718726486092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673981419099139338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8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74925646851900" text:continue-list="list174924977833258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5465715443994020407" text:style-name="L41">
        <text:list-item>
          <text:p text:style-name="P59">Aconseguir un recurs que no es té a través de warfare mentre una tercera població també el vol</text:p>
          <text:p text:style-name="P59"/>
        </text:list-item>
        <text:list-item>
          <text:p text:style-name="P59">Atributs:</text:p>
          <text:list>
            <text:list-item>
              <text:p text:style-name="P59">Trade</text:p>
            </text:list-item>
            <text:list-item>
              <text:p text:style-name="P59">Warfare</text:p>
            </text:list-item>
            <text:list-item>
              <text:p text:style-name="P59">Reproduc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Mobility <text:span text:style-name="T29">(àrea)</text:span></text:p>
            </text:list-item>
            <text:list-item>
              <text:p text:style-name="P59">Influence <text:span text:style-name="T29">(global)</text:span>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7884845091435696230" text:style-name="L42">
        <text:list-item>
          <text:list>
            <text:list-item>
              <text:p text:style-name="P60">Dispersal</text:p>
            </text:list-item>
            <text:list-item>
              <text:p text:style-name="P60">Population</text:p>
            </text:list-item>
            <text:list-item>
              <text:p text:style-name="P60">Resources</text:p>
            </text:list-item>
          </text:list>
        </text:list-item>
      </text:list>
      <text:list xml:id="list174924408906668" text:continue-list="list5465715443994020407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219479214408667965" text:style-name="L43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8">Perfection 14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174924304895051" text:continue-list="list174924408906668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6432121542659220723" text:style-name="L44">
        <text:list-item>
          <text:p text:style-name="P63">Agafar fusta i canviar-lo per metalls a on hi ha una altra població mitjançant trade, influence o warfare</text:p>
          <text:p text:style-name="P63"/>
        </text:list-item>
        <text:list-item>
          <text:p text:style-name="P63">Atributs: </text:p>
          <text:list>
            <text:list-item>
              <text:p text:style-name="P63">Trade</text:p>
            </text:list-item>
            <text:list-item>
              <text:p text:style-name="P63">Influence</text:p>
            </text:list-item>
            <text:list-item>
              <text:p text:style-name="P63">Mobility 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29">(global)</text:span></text:p>
            </text:list-item>
            <text:list-item>
              <text:p text:style-name="P63">Warfare <text:span text:style-name="T29">(global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8319325585014270151" text:style-name="L45">
        <text:list-item>
          <text:list>
            <text:list-item>
              <text:p text:style-name="P64">Resources </text:p>
            </text:list-item>
            <text:list-item>
              <text:p text:style-name="P64">Resources</text:p>
            </text:list-item>
            <text:list-item>
              <text:p text:style-name="P64">Population</text:p>
            </text:list-item>
          </text:list>
        </text:list-item>
      </text:list>
      <text:list xml:id="list174925327492608" text:continue-list="list6432121542659220723" text:style-name="L44">
        <text:list-header>
          <text:p text:style-name="P63"/>
        </text:list-header>
        <text:list-item>
          <text:p text:style-name="P63">Achievements:</text:p>
        </text:list-item>
      </text:list>
      <text:list xml:id="list8620165498730335910" text:style-name="L46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8">Perfection 15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174924554972182" text:continue-list="list174925327492608" text:style-name="L44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'agricultur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228529150576139225" text:style-name="L47">
        <text:list-item>
          <text:p text:style-name="P67">Transformar una zona àrida en una de ben cultivada</text:p>
          <text:p text:style-name="P67"/>
        </text:list-item>
        <text:list-item>
          <text:p text:style-name="P67">Atributs:</text:p>
          <text:list>
            <text:list-item>
              <text:p text:style-name="P67">Terraforming</text:p>
            </text:list-item>
            <text:list-item>
              <text:p text:style-name="P67">Technology</text:p>
            </text:list-item>
            <text:list-item>
              <text:p text:style-name="P67">Mobilit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production <text:span text:style-name="T29">(global)</text:span></text:p>
            </text:list-item>
            <text:list-item>
              <text:p text:style-name="P67">Resistance <text:span text:style-name="T29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1297085985138044647" text:style-name="L48">
        <text:list-item>
          <text:list>
            <text:list-item>
              <text:p text:style-name="P68">Dispersal</text:p>
            </text:list-item>
            <text:list-item>
              <text:p text:style-name="P68">Population</text:p>
            </text:list-item>
          </text:list>
        </text:list-item>
      </text:list>
      <text:list xml:id="list174925711837874" text:continue-list="list3228529150576139225" text:style-name="L47">
        <text:list-header>
          <text:p text:style-name="P67"/>
        </text:list-header>
        <text:list-item>
          <text:p text:style-name="P67">Achievements:</text:p>
        </text:list-item>
      </text:list>
      <text:list xml:id="list2769874221392087563" text:style-name="L49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8">Perfection 16</text:span> : Perfect -&gt; ??</text:p>
            </text:list-item>
            <text:list-item>
              <text:p text:style-name="P69">??</text:p>
            </text:list-item>
          </text:list>
        </text:list-item>
      </text:list>
      <text:list xml:id="list174925835199171" text:continue-list="list174925711837874" text:style-name="L47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pesc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7883127441113817857" text:style-name="L50">
        <text:list-item>
          <text:p text:style-name="P71">Expandir una població mitjançant terraforming mentre es recolecta un recurs (cal evitar sobreexplotació)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Reproduction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Resistance <text:span text:style-name="T29">(àrea)</text:span></text:p>
            </text:list-item>
            <text:list-item>
              <text:p text:style-name="P71">Reproduction <text:span text:style-name="T29">(global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6895568568455728160" text:style-name="L51">
        <text:list-item>
          <text:list>
            <text:list-item>
              <text:p text:style-name="P73">Population</text:p>
            </text:list-item>
            <text:list-item>
              <text:p text:style-name="P73">Dispersal</text:p>
            </text:list-item>
            <text:list-item>
              <text:p text:style-name="P73">Resources</text:p>
            </text:list-item>
          </text:list>
        </text:list-item>
      </text:list>
      <text:list xml:id="list174924568991581" text:continue-list="list7883127441113817857" text:style-name="L50">
        <text:list-header>
          <text:p text:style-name="P71"/>
        </text:list-header>
        <text:list-item>
          <text:p text:style-name="P71">Achievements:</text:p>
        </text:list-item>
      </text:list>
      <text:list xml:id="list4543253774514784075" text:style-name="L52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8">Perfection 17</text:span> : Perfect-<text:span text:style-name="T19">&gt; img miners de sulfur a java</text:span></text:p>
            </text:list-item>
            <text:list-item>
              <text:p text:style-name="P75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174925078445994" text:continue-list="list174924568991581" text:style-name="L50">
        <text:list-header>
          <text:p text:style-name="P71"/>
        </text:list-header>
        <text:list-item>
          <text:p text:style-name="P71">Story:</text:p>
          <text:list>
            <text:list-item>
              <text:p text:style-name="P72">Dibu: Ciutat al fons, i nau a la dreta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8062485951856162055" text:style-name="L53">
        <text:list-item>
          <text:p text:style-name="P76">Expandir una població mitjançant terraforming mentre es competeix per un recurs amb una altra cultura</text:p>
          <text:p text:style-name="P76"/>
        </text:list-item>
        <text:list-item>
          <text:p text:style-name="P76">Atributs:</text:p>
          <text:list>
            <text:list-item>
              <text:p text:style-name="P76">Terraform</text:p>
            </text:list-item>
            <text:list-item>
              <text:p text:style-name="P76">Exploitation</text:p>
            </text:list-item>
            <text:list-item>
              <text:p text:style-name="P76">Trade</text:p>
            </text:list-item>
          </text:list>
          <text:p text:style-name="P76"/>
        </text:list-item>
        <text:list-item>
          <text:p text:style-name="P76">Poders:</text:p>
          <text:list>
            <text:list-item>
              <text:p text:style-name="P76">Warfare <text:span text:style-name="T29">(global)</text:span></text:p>
            </text:list-item>
            <text:list-item>
              <text:p text:style-name="P76">Influence <text:span text:style-name="T29">(global)</text:span></text:p>
            </text:list-item>
          </text:list>
          <text:p text:style-name="P76"/>
        </text:list-item>
        <text:list-item>
          <text:p text:style-name="P76">Goals:</text:p>
        </text:list-item>
      </text:list>
      <text:list xml:id="list5207809972581672717" text:style-name="L54">
        <text:list-item>
          <text:list>
            <text:list-item>
              <text:p text:style-name="P77">Population</text:p>
            </text:list-item>
            <text:list-item>
              <text:p text:style-name="P77">Resources</text:p>
            </text:list-item>
            <text:list-item>
              <text:p text:style-name="P77">Resources</text:p>
            </text:list-item>
          </text:list>
        </text:list-item>
      </text:list>
      <text:list xml:id="list174925518536006" text:continue-list="list8062485951856162055" text:style-name="L53">
        <text:list-header>
          <text:p text:style-name="P76"/>
        </text:list-header>
        <text:list-item>
          <text:p text:style-name="P76">Achievements:</text:p>
        </text:list-item>
      </text:list>
      <text:list xml:id="list3130169984029175789" text:style-name="L55">
        <text:list-item>
          <text:list>
            <text:list-item>
              <text:p text:style-name="P78">?? : Success -&gt; Dibuix</text:p>
            </text:list-item>
            <text:list-item>
              <text:p text:style-name="P78">?? : Perfect -&gt; ??</text:p>
            </text:list-item>
            <text:list-item>
              <text:p text:style-name="P78">??</text:p>
            </text:list-item>
          </text:list>
        </text:list-item>
      </text:list>
      <text:list xml:id="list174924678009949" text:continue-list="list174925518536006" text:style-name="L53">
        <text:list-header>
          <text:p text:style-name="P76"/>
        </text:list-header>
        <text:list-item>
          <text:p text:style-name="P76">Story:</text:p>
          <text:list>
            <text:list-item>
              <text:p text:style-name="P76">Dibu: Escena d'intercanvi entre animals i un carro</text:p>
            </text:list-item>
            <text:list-item>
              <text:p text:style-name="P76">Contingut: </text:p>
            </text:list-item>
            <text:list-item>
              <text:p text:style-name="P76">Text: ""</text:p>
            </text:list-item>
          </text:list>
        </text:list-item>
      </text:list>
      <text:p text:style-name="P5">19 - Terraforming + <text:span text:style-name="T30">Warfare</text:span></text:p>
      <text:p text:style-name="P3"/>
      <text:list xml:id="list4455149745647264743" text:style-name="L56">
        <text:list-item>
          <text:p text:style-name="P90">Aconseguir suficient població per destruïr l'altra població</text:p>
          <text:p text:style-name="P79"/>
        </text:list-item>
        <text:list-item>
          <text:p text:style-name="P79">Atributs:</text:p>
          <text:list>
            <text:list-item>
              <text:p text:style-name="P79">Terraform</text:p>
            </text:list-item>
            <text:list-item>
              <text:p text:style-name="P92">Technology</text:p>
            </text:list-item>
            <text:list-item>
              <text:p text:style-name="P90">Warfar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<text:span text:style-name="T30">Reproduction</text:span> <text:span text:style-name="T29">(global)</text:span></text:p>
            </text:list-item>
            <text:list-item>
              <text:p text:style-name="P79">Mobility <text:span text:style-name="T29">(àrea)</text:span>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6766675783635968933" text:style-name="L57">
        <text:list-item>
          <text:list>
            <text:list-item>
              <text:p text:style-name="P93">Mobility</text:p>
            </text:list-item>
            <text:list-item>
              <text:p text:style-name="P91">Population</text:p>
            </text:list-item>
            <text:list-item>
              <text:p text:style-name="P91">Mobility</text:p>
            </text:list-item>
          </text:list>
        </text:list-item>
      </text:list>
      <text:list xml:id="list174926149290819" text:continue-list="list4455149745647264743" text:style-name="L56">
        <text:list-header>
          <text:p text:style-name="P79"/>
        </text:list-header>
        <text:list-item>
          <text:p text:style-name="P79">Achievements:</text:p>
        </text:list-item>
      </text:list>
      <text:list xml:id="list5925691585524628726" text:style-name="L58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74924853773495" text:continue-list="list174926149290819" text:style-name="L56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<text:span text:style-name="T30">Escena de guerra</text:span>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3"/>
      <text:p text:style-name="P5">20 – <text:span text:style-name="T31">Population + Dispersal</text:span></text:p>
      <text:p text:style-name="P3"/>
      <text:list xml:id="list4352567486046172674" text:style-name="L59">
        <text:list-item>
          <text:p text:style-name="P94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1">Atributs:</text:p>
          <text:list>
            <text:list-item>
              <text:p text:style-name="P81">Reproduction</text:p>
            </text:list-item>
            <text:list-item>
              <text:p text:style-name="P94">Technology</text:p>
            </text:list-item>
            <text:list-item>
              <text:p text:style-name="P94">Resistance</text:p>
            </text:list-item>
          </text:list>
        </text:list-item>
        <text:list-item>
          <text:p text:style-name="P81">Poders:</text:p>
          <text:list>
            <text:list-item>
              <text:p text:style-name="P94">Reproduction</text:p>
            </text:list-item>
            <text:list-item>
              <text:p text:style-name="P81">Mobility <text:span text:style-name="T29">(àrea)</text:span></text:p>
            </text:list-item>
          </text:list>
          <text:p text:style-name="P81"/>
        </text:list-item>
        <text:list-item>
          <text:p text:style-name="P82">Goals:</text:p>
          <text:list>
            <text:list-item>
              <text:p text:style-name="P94">Per eliminar la població:</text:p>
            </text:list-item>
          </text:list>
        </text:list-item>
      </text:list>
      <text:list xml:id="list8617330905857876557" text:style-name="L60">
        <text:list-item>
          <text:list>
            <text:list-item>
              <text:p text:style-name="P95">Population (a 0)</text:p>
            </text:list-item>
          </text:list>
        </text:list-item>
      </text:list>
      <text:list xml:id="list174925889047538" text:continue-list="list4352567486046172674" text:style-name="L59">
        <text:list-item>
          <text:list>
            <text:list-item>
              <text:p text:style-name="P94">Per salvar la població:</text:p>
            </text:list-item>
          </text:list>
        </text:list-item>
      </text:list>
      <text:list xml:id="list2830026662773171124" text:style-name="L61">
        <text:list-item>
          <text:p text:style-name="P96">Population</text:p>
        </text:list-item>
        <text:list-item>
          <text:p text:style-name="P96">Dispersal<text:tab/></text:p>
        </text:list-item>
      </text:list>
      <text:list xml:id="list174924865790262" text:continue-list="list174925889047538" text:style-name="L59">
        <text:list-header>
          <text:p text:style-name="P81"/>
        </text:list-header>
        <text:list-item>
          <text:p text:style-name="P81">Achievements:</text:p>
        </text:list-item>
      </text:list>
      <text:list xml:id="list881191611108010346" text:style-name="L62">
        <text:list-item>
          <text:p text:style-name="P83"><text:span text:style-name="T17">Humans go home!</text:span> : Success -&gt; Dibuix</text:p>
        </text:list-item>
        <text:list-item>
          <text:p text:style-name="P83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83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174925694976001" text:continue-list="list174924865790262" text:style-name="L59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Fi del culte als Guies, destrucció dels símbols mentre la nau marxa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29T17:49:23.966370561</dc:date>
    <dc:creator>Xavier Rubio-Campillo</dc:creator>
    <meta:editing-duration>PT12H52M44S</meta:editing-duration>
    <meta:editing-cycles>55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59" meta:character-count="8793" meta:non-whitespace-character-count="7899"/>
  </office:meta>
</office:document-meta>
</file>